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="2pt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4.36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">
      <style:graphic-properties draw:fill="none" draw:stroke="solid" svg:stroke-width="0.00694in" svg:stroke-color="#4472c4" draw:marker-end="a0" svg:stroke-opacity="100%" draw:stroke-linejoin="miter" svg:stroke-linecap="butt"/>
    </style:style>
    <style:style style:family="graphic" style:name="a3">
      <style:graphic-properties draw:fill="none" draw:stroke="solid" svg:stroke-width="0.00694in" svg:stroke-color="#4472c4" draw:marker-end="a2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6">
            <text:p>Product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<text:s text:c="21"/>n</text:p>
            <draw:connector draw:type="line" svg:x1="0.875in" svg:y1="0.125in" svg:x2="0in" svg:y2="2.65625in" draw:z-index="2" draw:id="id1" draw:style-name="a3" draw:name="Connecteur droit avec flèche 7">
              <svg:title/>
              <svg:desc/>
            </draw:connector>
          </table:table-cell>
          <table:table-cell office:value-type="string" table:style-name="ce7">
            <text:p>Product_id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7">
            <text:p>Product_name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office:value-type="string" table:style-name="ce7">
            <text:p>Pric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3">
            <text:p>Customer</text:p>
          </table:table-cell>
          <table:table-cell table:number-columns-repeated="3" table:style-name="ce1"/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2">
            <text:p>Customer_id</text:p>
          </table:table-cell>
          <table:table-cell office:value-type="string" table:style-name="ce1">
            <text:p>N-1</text:p>
            <draw:connector draw:type="line" svg:x1="0.01042in" svg:y1="0.125in" svg:x2="0.83333in" svg:y2="1.55208in" draw:z-index="1" draw:id="id0" draw:style-name="a1" draw:name="Connecteur droit avec flèche 2">
              <svg:title/>
              <svg:desc/>
            </draw:connector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Nam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customer _Tel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Order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<text:s text:c="22"/>1-n</text:p>
          </table:table-cell>
          <table:table-cell office:value-type="string" table:style-name="ce8">
            <text:p>#Customer _ id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#Product <text:s/>id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Quantity_total_amount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2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Utilisateur Windows</meta:initial-creator>
    <dc:creator>Utilisateur Windows</dc:creator>
    <meta:creation-date>2021-03-23T19:01:31Z</meta:creation-date>
    <dc:date>2021-03-23T19:19:27Z</dc:date>
  </office:meta>
</office:document-meta>
</file>